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5.166cm" fo:min-width="25.916cm" loext:decorative="false"/>
    </style:style>
    <style:style style:name="gr2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3.36cm" fo:min-width="17.11cm" loext:decorative="false"/>
    </style:style>
    <style:style style:name="gr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7.068cm" fo:min-width="5.818cm" loext:decorative="false"/>
    </style:style>
    <style:style style:name="gr4" style:family="graphic" style:parent-style-name="standard">
      <style:graphic-properties svg:stroke-color="#000000" draw:fill="solid" draw:fill-color="#3465a4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3465a4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8d1d75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solid" draw:fill-color="#8d1d75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acb20c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gradient" draw:fill-color="#ff0000" draw:fill-gradient-name="Gradient_20_1" draw:gradient-step-count="0" draw:textarea-vertical-align="middle" draw:auto-grow-height="false" fo:min-height="0.653cm" fo:min-width="6.404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104cm" fo:min-width="0cm" fo:padding-top="0.175cm" fo:padding-bottom="0.175cm" fo:padding-left="0.3cm" fo:padding-right="0.3cm" fo:wrap-option="wrap" loext:decorative="false"/>
    </style:style>
    <style:style style:name="gr12" style:family="graphic" style:parent-style-name="standard">
      <style:graphic-properties svg:stroke-color="#000000" draw:fill="gradient" draw:fill-color="#ffff38" draw:fill-gradient-name="Gradient_20_5" draw:gradient-step-count="0" draw:fill-hatch-solid="true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gradient" draw:fill-color="#ffff38" draw:fill-gradient-name="Gradient_20_4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3465a4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1.104cm" fo:min-width="9.754cm" loext:decorative="false"/>
    </style:style>
    <style:style style:name="gr16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656cm" loext:decorative="false"/>
    </style:style>
    <style:style style:name="gr17" style:family="graphic" style:parent-style-name="objectwithoutfill">
      <style:graphic-properties draw:stroke="dash" draw:stroke-dash="Dot_20__28_Rounded_29_" svg:stroke-width="0.1cm" svg:stroke-color="#3465a4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draw:stroke="dash" draw:stroke-dash="Dot_20__28_Rounded_29_" svg:stroke-width="0.1cm" svg:stroke-color="#8d1d75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withoutfill">
      <style:graphic-properties draw:stroke="dash" draw:stroke-dash="Dot_20__28_Rounded_29_" svg:stroke-width="0.1cm" svg:stroke-color="#808080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objectwithoutfill">
      <style:graphic-properties svg:stroke-width="0.1cm" svg:stroke-color="#acb20c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cm" svg:stroke-color="#8d1d75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2" style:family="graphic" style:parent-style-name="objectwithoutfill">
      <style:graphic-properties svg:stroke-width="0.1cm" svg:stroke-color="#8d1d75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23" style:family="graphic" style:parent-style-name="objectwithoutfill">
      <style:graphic-properties svg:stroke-width="0.1cm" svg:stroke-color="#3465a4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4" style:family="graphic" style:parent-style-name="objectwithoutfill">
      <style:graphic-properties svg:stroke-width="0.1cm" svg:stroke-color="#acb20c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65a4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8d1d75"/>
      <style:paragraph-properties fo:text-align="center" style:writing-mode="lr-tb"/>
    </style:style>
    <style:style style:name="P7" style:family="paragraph">
      <loext:graphic-properties draw:fill="solid" draw:fill-color="#acb20c"/>
      <style:paragraph-properties fo:text-align="center" style:writing-mode="lr-tb"/>
    </style:style>
    <style:style style:name="P8" style:family="paragraph">
      <loext:graphic-properties draw:fill="gradient" draw:fill-color="#ff0000" draw:fill-gradient-name="Gradient_20_1" draw:gradient-step-count="0"/>
      <style:paragraph-properties fo:text-align="center" style:writing-mode="lr-tb"/>
    </style:style>
    <style:style style:name="P9" style:family="paragraph">
      <loext:graphic-properties draw:fill="solid" draw:fill-color="#808080"/>
      <style:paragraph-properties fo:text-align="center"/>
    </style:style>
    <style:style style:name="P10" style:family="paragraph">
      <loext:graphic-properties draw:fill="gradient" draw:fill-color="#ffff38" draw:fill-gradient-name="Gradient_20_5" draw:gradient-step-count="0" draw:fill-hatch-solid="true"/>
      <style:paragraph-properties fo:text-align="center" style:writing-mode="lr-tb"/>
    </style:style>
    <style:style style:name="P11" style:family="paragraph">
      <loext:graphic-properties draw:fill="gradient" draw:fill-color="#ffff38" draw:fill-gradient-name="Gradient_20_4" draw:gradient-step-count="0" draw:fill-hatch-solid="true" style:repeat="repeat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dddddd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6cm" svg:x="1.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18cm" svg:height="4cm" svg:x="1.3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2" draw:layer="layout" svg:width="7cm" svg:height="8cm" svg:x="21.3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xml:id="id12" draw:id="id12" draw:layer="layout" svg:width="5cm" svg:height="0.999cm" svg:x="22.318cm" svg:y="15.501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4" xml:id="id3" draw:id="id3" draw:layer="layout" svg:width="5.018cm" svg:height="0.999cm" svg:x="22.3cm" svg:y="16.501cm">
          <text:p text:style-name="P3"><text:span text:style-name="T1">public_key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2.3cm" svg:y="15.5cm">
          <draw:text-box>
            <text:p>Alice</text:p>
          </draw:text-box>
        </draw:frame>
        <draw:frame draw:style-name="gr6" draw:text-style-name="P5" draw:layer="layout" svg:width="5cm" svg:height="1cm" svg:x="2.3cm" svg:y="3.5cm">
          <draw:text-box>
            <text:p>Cipher Relay</text:p>
          </draw:text-box>
        </draw:frame>
        <draw:frame draw:style-name="gr6" draw:text-style-name="P5" draw:layer="layout" svg:width="4cm" svg:height="1cm" svg:x="22.3cm" svg:y="12.5cm">
          <draw:text-box>
            <text:p>Bob</text:p>
          </draw:text-box>
        </draw:frame>
        <draw:custom-shape draw:style-name="gr7" draw:text-style-name="P6" xml:id="id5" draw:id="id5" draw:layer="layout" svg:width="5cm" svg:height="0.999cm" svg:x="13.3cm" svg:y="16.5cm">
          <text:p text:style-name="P3"><text:span text:style-name="T1">private_key_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6" xml:id="id9" draw:id="id9" draw:layer="layout" svg:width="5.018cm" svg:height="0.999cm" svg:x="8.3cm" svg:y="16.501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7" xml:id="id7" draw:id="id7" draw:layer="layout" svg:width="5.018cm" svg:height="0.999cm" svg:x="2.3cm" svg:y="16.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8" xml:id="id6" draw:id="id6" draw:layer="layout" svg:width="7cm" svg:height="0.999cm" svg:x="12.3cm" svg:y="6.7cm">
          <text:p text:style-name="P3"><text:span text:style-name="T1">transform_key_A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9" xml:id="id4" draw:id="id4" draw:layer="layout" svg:width="0.5cm" svg:height="0.5cm" svg:x="15.55cm" svg:y="1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8" draw:id="id8" draw:layer="layout" svg:width="0.5cm" svg:height="0.5cm" svg:x="4.5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0" draw:id="id10" draw:layer="layout" svg:width="5.018cm" svg:height="0.999cm" svg:x="2.3cm" svg:y="5.001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xml:id="id1" draw:id="id1" draw:layer="layout" svg:width="5.018cm" svg:height="0.999cm" svg:x="22.232cm" svg:y="5.001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9" xml:id="id11" draw:id="id11" draw:layer="layout" svg:width="0.5cm" svg:height="0.5cm" svg:x="15.5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" draw:id="id2" draw:layer="layout" svg:width="0.5cm" svg:height="0.5cm" svg:x="24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24.741cm" svg:y1="6cm" svg:x2="24.75cm" svg:y2="11.5cm" draw:start-shape="id1" draw:start-glue-point="2" draw:end-shape="id2" draw:end-glue-point="4" svg:d="M24741 6000c0 4089 9 1339 9 5500" svg:viewBox="0 0 10 5501">
          <text:p/>
        </draw:connector>
        <draw:custom-shape draw:style-name="gr9" draw:text-style-name="P7" xml:id="id13" draw:id="id13" draw:layer="layout" svg:width="5.018cm" svg:height="0.999cm" svg:x="22.25cm" svg:y="13.5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3" draw:layer="layout" svg:width="10.4cm" svg:height="1.5cm" svg:x="8.1cm" svg:y="1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3" draw:layer="layout" svg:width="5.4cm" svg:height="2.5cm" svg:x="22.1cm" svg:y="15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7" draw:text-style-name="P12" draw:layer="layout" draw:type="curve" svg:x1="22.3cm" svg:y1="17cm" svg:x2="16.05cm" svg:y2="15.1cm" draw:start-shape="id3" draw:start-glue-point="3" draw:end-shape="id4" svg:d="M22300 17000c-4648 0-1524-1900-6250-1900" svg:viewBox="0 0 6251 1901">
          <text:p/>
        </draw:connector>
        <draw:connector draw:style-name="gr18" draw:text-style-name="P12" draw:layer="layout" draw:type="curve" svg:x1="15.8cm" svg:y1="16.5cm" svg:x2="15.8cm" svg:y2="15.35cm" draw:start-shape="id5" draw:start-glue-point="0" draw:end-shape="id4" draw:end-glue-point="8" svg:d="M15800 16500v-1150" svg:viewBox="0 0 1 1151">
          <text:p/>
        </draw:connector>
        <draw:connector draw:style-name="gr19" draw:text-style-name="P12" draw:layer="layout" draw:type="curve" svg:x1="15.8cm" svg:y1="14.85cm" svg:x2="15.8cm" svg:y2="7.699cm" draw:start-shape="id4" draw:start-glue-point="4" draw:end-shape="id6" draw:end-glue-point="2" svg:d="M15800 14850v-7151" svg:viewBox="0 0 1 7152">
          <text:p/>
        </draw:connector>
        <draw:connector draw:style-name="gr20" draw:text-style-name="P12" draw:layer="layout" draw:type="curve" svg:x1="4.809cm" svg:y1="16.5cm" svg:x2="4.8cm" svg:y2="15.25cm" draw:start-shape="id7" draw:start-glue-point="0" draw:end-shape="id8" draw:end-glue-point="8" svg:d="M4809 16500c0-900-9-275-9-1250" svg:viewBox="0 0 10 1251">
          <text:p/>
        </draw:connector>
        <draw:connector draw:style-name="gr21" draw:text-style-name="P12" draw:layer="layout" draw:type="curve" svg:x1="10.809cm" svg:y1="16.501cm" svg:x2="5.05cm" svg:y2="15cm" draw:start-shape="id9" draw:start-glue-point="0" draw:end-shape="id8" draw:end-glue-point="10" svg:d="M10809 16501c0-1001-1919-1501-5759-1501" svg:viewBox="0 0 5760 1502">
          <text:p/>
        </draw:connector>
        <draw:connector draw:style-name="gr22" draw:text-style-name="P12" draw:layer="layout" draw:type="curve" svg:x1="4.8cm" svg:y1="14.75cm" svg:x2="4.809cm" svg:y2="6cm" draw:start-shape="id8" draw:start-glue-point="4" draw:end-shape="id10" draw:end-glue-point="2" svg:d="M4800 14750c0-6598 9-2224 9-8750" svg:viewBox="0 0 10 8751">
          <text:p/>
        </draw:connector>
        <draw:connector draw:style-name="gr22" draw:text-style-name="P12" draw:layer="layout" draw:type="curve" svg:x1="7.318cm" svg:y1="5.5cm" svg:x2="15.55cm" svg:y2="5.5cm" draw:start-shape="id10" draw:start-glue-point="1" draw:end-shape="id11" draw:end-glue-point="6" svg:d="M7318 5500h8232" svg:viewBox="0 0 8233 1">
          <text:p/>
        </draw:connector>
        <draw:connector draw:style-name="gr19" draw:text-style-name="P12" draw:layer="layout" draw:type="curve" svg:x1="15.8cm" svg:y1="6.7cm" svg:x2="15.8cm" svg:y2="5.75cm" draw:start-shape="id6" draw:start-glue-point="0" draw:end-shape="id11" draw:end-glue-point="8" svg:d="M15800 6700v-950" svg:viewBox="0 0 1 951">
          <text:p/>
        </draw:connector>
        <draw:connector draw:style-name="gr14" draw:text-style-name="P12" draw:layer="layout" draw:type="curve" svg:x1="16.05cm" svg:y1="5.5cm" svg:x2="22.232cm" svg:y2="5.5cm" draw:start-shape="id11" draw:start-glue-point="10" draw:end-shape="id1" draw:end-glue-point="3" svg:d="M16050 5500h6182" svg:viewBox="0 0 6183 1">
          <text:p/>
        </draw:connector>
        <draw:connector draw:style-name="gr23" draw:text-style-name="P12" draw:layer="layout" draw:type="curve" svg:x1="27.318cm" svg:y1="16cm" svg:x2="25cm" svg:y2="11.75cm" draw:start-shape="id12" draw:start-glue-point="1" draw:end-shape="id2" draw:end-glue-point="10" svg:d="M27318 16000c753 0 1912-4250-2318-4250" svg:viewBox="0 0 3055 4251">
          <text:p/>
        </draw:connector>
        <draw:connector draw:style-name="gr24" draw:text-style-name="P12" draw:layer="layout" draw:type="curve" svg:x1="24.75cm" svg:y1="12cm" svg:x2="24.759cm" svg:y2="13.5cm" draw:start-shape="id2" draw:start-glue-point="8" draw:end-shape="id13" draw:end-glue-point="0" svg:d="M24750 12000c0 1162 9 413 9 1500" svg:viewBox="0 0 10 1501">
          <text:p/>
        </draw:connector>
        <draw:custom-shape draw:style-name="gr15" draw:text-style-name="P13" draw:layer="layout" svg:width="10.4cm" svg:height="1.5cm" svg:x="8.1cm" svg:y="1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8d1d75" draw:end-color="#3465a4" draw:start-intensity="100%" draw:end-intensity="100%" draw:angle="90deg" draw:border="0%">
      <loext:gradient-stop svg:offset="0" loext:color-type="rgb" loext:color-value="#8d1d75"/>
      <loext:gradient-stop svg:offset="1" loext:color-type="rgb" loext:color-value="#3465a4"/>
    </draw:gradient>
    <draw:gradient draw:name="Gradient_20_4" draw:display-name="Gradient 4" draw:style="ellipsoid" draw:cx="50%" draw:cy="50%" draw:start-color="#3465a4" draw:end-color="#acb20c" draw:start-intensity="100%" draw:end-intensity="100%" draw:angle="0deg" draw:border="15%">
      <loext:gradient-stop svg:offset="0" loext:color-type="rgb" loext:color-value="#3465a4"/>
      <loext:gradient-stop svg:offset="1" loext:color-type="rgb" loext:color-value="#acb20c"/>
    </draw:gradient>
    <draw:gradient draw:name="Gradient_20_5" draw:display-name="Gradient 5" draw:style="ellipsoid" draw:cx="50%" draw:cy="50%" draw:start-color="#800080" draw:end-color="#acb20c" draw:start-intensity="100%" draw:end-intensity="100%" draw:angle="0deg" draw:border="15%">
      <loext:gradient-stop svg:offset="0" loext:color-type="rgb" loext:color-value="#800080"/>
      <loext:gradient-stop svg:offset="1" loext:color-type="rgb" loext:color-value="#acb20c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Linienspitzen_20_17" draw:display-name="Linienspitzen 17" svg:viewBox="0 0 20 20" svg:d="M0 20l10-20 10 20z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3:39:06.608089605</meta:creation-date>
    <meta:generator>LibreOffice/25.8.0.4$Linux_X86_64 LibreOffice_project/580$Build-4</meta:generator>
    <dc:date>2025-09-02T19:30:46.162853310</dc:date>
    <meta:editing-duration>PT37M45S</meta:editing-duration>
    <meta:editing-cycles>7</meta:editing-cycles>
    <meta:document-statistic meta:object-count="34"/>
  </office:meta>
</office:document-meta>
</file>